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2pt" style:font-size-asian="54pt" style:font-size-complex="54pt"/>
    </style:style>
    <style:style style:name="P3" style:family="paragraph">
      <style:paragraph-properties style:writing-mode="lr-tb"/>
      <style:text-properties fo:font-size="27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42pt" style:font-size-asian="54pt" style:font-size-complex="54pt"/>
    </style:style>
    <style:style style:name="T2" style:family="text">
      <style:text-properties fo:color="#ff420e" loext:opacity="100%"/>
    </style:style>
    <style:style style:name="T3" style:family="text">
      <style:text-properties fo:color="#579d1c" loext:opacity="100%" fo:background-color="transparent"/>
    </style:style>
    <style:style style:name="T4" style:family="text">
      <style:text-properties fo:color="#004586" loext:opacity="100%"/>
    </style:style>
    <style:style style:name="T5" style:family="text">
      <style:text-properties fo:color="#579d1c" loext:opacity="100%"/>
    </style:style>
    <style:style style:name="T6" style:family="text">
      <style:text-properties fo:color="#0084d1" loext:opacity="100%"/>
    </style:style>
    <style:style style:name="T7" style:family="text">
      <style:text-properties style:use-window-font-color="true" loext:opacity="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010_Kondisi Breakpoints pada Variabel dan Register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 text:style-name="P1">Breakpoint Kondisi</text:p>
          </draw:text-box>
        </draw:frame>
        <draw:frame presentation:style-name="pr5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Break atau berhenti hanya jika kondisi terpenuhi</text:p>
                <text:p text:style-name="P1"/>
              </text:list-item>
              <text:list-item>
                <text:p text:style-name="P1">Sangat berguna jika ada looping</text:p>
                <text:p text:style-name="P1"/>
              </text:list-item>
              <text:list-item>
                <text:p text:style-name="P1">Kondisi bisa sederhana atau komplek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 text:style-name="P1">Cara Break Kondisi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3">
              <text:list-item>
                <text:p text:style-name="P1">break pada bagian yang ingin dibreak</text:p>
              </text:list-item>
              <text:list-item>
                <text:p text:style-name="P1"><text:s/>condition <text:span text:style-name="T2">num</text:span> <text:span text:style-name="T3">variabel/register</text:span> <text:span text:style-name="T4">operator kondisi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2">Num</text:span> = nomor urutan pada info breakpoints</text:p>
                  </text:list-item>
                  <text:list-item>
                    <text:p text:style-name="P1"><text:span text:style-name="T5">variabel/register</text:span> = variabel atau register yang ingin dibreak</text:p>
                  </text:list-item>
                  <text:list-item>
                    <text:p text:style-name="P1"><text:span text:style-name="T6">operator </text:span><text:span text:style-name="T7">= operator seperti ==, &lt;=, &gt;=, !=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1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3T14:16:58.755357343</meta:creation-date>
    <meta:editing-duration>PT1H56M55S</meta:editing-duration>
    <meta:editing-cycles>21</meta:editing-cycles>
    <meta:generator>LibreOffice/7.3.2.2$Linux_X86_64 LibreOffice_project/30$Build-2</meta:generator>
    <dc:title>Vivid</dc:title>
    <dc:date>2022-05-09T19:04:58.472478959</dc:date>
    <meta:document-statistic meta:object-count="68"/>
  </office:meta>
</office:document-meta>
</file>